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00000000000000000000000000.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layout-cache" manifest:media-type="application/binary"/>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paragraph-rsid="00ff8bd1"/>
    </style:style>
    <style:style style:name="P274" style:family="paragraph" style:parent-style-name="Standard">
      <style:text-properties officeooo:rsid="010188af" officeooo:paragraph-rsid="010188af"/>
    </style:style>
    <style:style style:name="P275" style:family="paragraph" style:parent-style-name="Standard">
      <style:text-properties officeooo:paragraph-rsid="010188af"/>
    </style:style>
    <style:style style:name="P276" style:family="paragraph" style:parent-style-name="Standard">
      <style:text-properties officeooo:rsid="01038ba2" officeooo:paragraph-rsid="01038ba2"/>
    </style:style>
    <style:style style:name="P277" style:family="paragraph" style:parent-style-name="Standard">
      <style:text-properties officeooo:paragraph-rsid="01038ba2"/>
    </style:style>
    <style:style style:name="P278" style:family="paragraph" style:parent-style-name="Standard">
      <style:text-properties officeooo:rsid="010675f0" officeooo:paragraph-rsid="010675f0"/>
    </style:style>
    <style:style style:name="P279" style:family="paragraph" style:parent-style-name="Standard">
      <style:text-properties officeooo:rsid="010768fd" officeooo:paragraph-rsid="010768fd"/>
    </style:style>
    <style:style style:name="P280" style:family="paragraph" style:parent-style-name="Standard">
      <style:text-properties officeooo:rsid="010768fd" officeooo:paragraph-rsid="01076d29"/>
    </style:style>
    <style:style style:name="P281" style:family="paragraph" style:parent-style-name="Standard">
      <style:text-properties officeooo:paragraph-rsid="010768fd"/>
    </style:style>
    <style:style style:name="P282" style:family="paragraph" style:parent-style-name="Standard">
      <style:text-properties officeooo:rsid="01076d29" officeooo:paragraph-rsid="01076d29"/>
    </style:style>
    <style:style style:name="P283" style:family="paragraph" style:parent-style-name="Standard">
      <style:text-properties officeooo:paragraph-rsid="01076d29"/>
    </style:style>
    <style:style style:name="P284" style:family="paragraph" style:parent-style-name="Standard">
      <style:text-properties officeooo:rsid="0109105e" officeooo:paragraph-rsid="0109105e"/>
    </style:style>
    <style:style style:name="P285" style:family="paragraph" style:parent-style-name="Standard">
      <style:text-properties officeooo:paragraph-rsid="0109105e"/>
    </style:style>
    <style:style style:name="P286" style:family="paragraph" style:parent-style-name="Standard">
      <style:text-properties officeooo:rsid="010a9a96" officeooo:paragraph-rsid="010a9a96"/>
    </style:style>
    <style:style style:name="P287" style:family="paragraph" style:parent-style-name="Standard">
      <style:text-properties officeooo:paragraph-rsid="010a9a96"/>
    </style:style>
    <style:style style:name="P288" style:family="paragraph" style:parent-style-name="Standard">
      <style:text-properties officeooo:rsid="010b689b" officeooo:paragraph-rsid="010b689b"/>
    </style:style>
    <style:style style:name="P289" style:family="paragraph" style:parent-style-name="Standard">
      <style:text-properties officeooo:paragraph-rsid="010b689b"/>
    </style:style>
    <style:style style:name="P290" style:family="paragraph" style:parent-style-name="Standard">
      <style:text-properties officeooo:rsid="010c2b84" officeooo:paragraph-rsid="010c2b84"/>
    </style:style>
    <style:style style:name="P291" style:family="paragraph" style:parent-style-name="Standard">
      <style:text-properties officeooo:paragraph-rsid="010c2b84"/>
    </style:style>
    <style:style style:name="P292" style:family="paragraph" style:parent-style-name="Standard">
      <style:text-properties officeooo:rsid="010d221f" officeooo:paragraph-rsid="010d221f"/>
    </style:style>
    <style:style style:name="P293" style:family="paragraph" style:parent-style-name="Standard">
      <style:text-properties officeooo:paragraph-rsid="010d221f"/>
    </style:style>
    <style:style style:name="P294" style:family="paragraph" style:parent-style-name="Standard">
      <style:text-properties officeooo:rsid="01128c7f" officeooo:paragraph-rsid="01128c7f"/>
    </style:style>
    <style:style style:name="P295" style:family="paragraph" style:parent-style-name="Standard">
      <style:text-properties officeooo:paragraph-rsid="01128c7f"/>
    </style:style>
    <style:style style:name="P296" style:family="paragraph" style:parent-style-name="Standard">
      <style:text-properties officeooo:rsid="0112a633" officeooo:paragraph-rsid="0112a633"/>
    </style:style>
    <style:style style:name="P297" style:family="paragraph" style:parent-style-name="Standard">
      <style:text-properties officeooo:paragraph-rsid="0112a633"/>
    </style:style>
    <style:style style:name="P298" style:family="paragraph" style:parent-style-name="Standard">
      <style:text-properties officeooo:rsid="01136ad2" officeooo:paragraph-rsid="01136ad2"/>
    </style:style>
    <style:style style:name="P299" style:family="paragraph" style:parent-style-name="Standard">
      <style:text-properties officeooo:rsid="00c36415" officeooo:paragraph-rsid="00c36415"/>
    </style:style>
    <style:style style:name="P300" style:family="paragraph" style:parent-style-name="Standard">
      <style:text-properties officeooo:rsid="005029f4" officeooo:paragraph-rsid="007403bf"/>
    </style:style>
    <style:style style:name="P301" style:family="paragraph" style:parent-style-name="Standard">
      <style:paragraph-properties fo:break-before="page"/>
      <style:text-properties officeooo:rsid="0015af13" officeooo:paragraph-rsid="0015af13"/>
    </style:style>
    <style:style style:name="P302" style:family="paragraph" style:parent-style-name="Standard">
      <style:paragraph-properties fo:break-before="page"/>
      <style:text-properties officeooo:rsid="007403bf" officeooo:paragraph-rsid="007403bf"/>
    </style:style>
    <style:style style:name="P303" style:family="paragraph" style:parent-style-name="Standard">
      <style:paragraph-properties fo:break-before="page"/>
      <style:text-properties officeooo:rsid="0077bddb" officeooo:paragraph-rsid="007834d8"/>
    </style:style>
    <style:style style:name="P304" style:family="paragraph" style:parent-style-name="Standard">
      <style:paragraph-properties fo:break-before="page"/>
      <style:text-properties officeooo:rsid="00ecc81c" officeooo:paragraph-rsid="00ecc81c"/>
    </style:style>
    <style:style style:name="P305" style:family="paragraph" style:parent-style-name="Standard">
      <style:paragraph-properties fo:break-before="page"/>
      <style:text-properties officeooo:rsid="00e7193b" officeooo:paragraph-rsid="00e73801"/>
    </style:style>
    <style:style style:name="P306" style:family="paragraph" style:parent-style-name="Standard">
      <style:text-properties officeooo:paragraph-rsid="00f5e0f5"/>
    </style:style>
    <style:style style:name="P307" style:family="paragraph" style:parent-style-name="Standard">
      <style:text-properties officeooo:rsid="00f5e0f5" officeooo:paragraph-rsid="00f5e0f5"/>
    </style:style>
    <style:style style:name="P308" style:family="paragraph" style:parent-style-name="Standard">
      <style:text-properties officeooo:paragraph-rsid="00f6061f"/>
    </style:style>
    <style:style style:name="P309" style:family="paragraph" style:parent-style-name="Standard">
      <style:text-properties officeooo:rsid="00f6061f" officeooo:paragraph-rsid="00f6061f"/>
    </style:style>
    <style:style style:name="P310" style:family="paragraph" style:parent-style-name="Standard">
      <style:text-properties officeooo:paragraph-rsid="00f7842d"/>
    </style:style>
    <style:style style:name="P311" style:family="paragraph" style:parent-style-name="Standard">
      <style:text-properties officeooo:rsid="00f7842d" officeooo:paragraph-rsid="00f7842d"/>
    </style:style>
    <style:style style:name="P312" style:family="paragraph" style:parent-style-name="Standard">
      <style:text-properties officeooo:paragraph-rsid="00f79893"/>
    </style:style>
    <style:style style:name="P313" style:family="paragraph" style:parent-style-name="Standard">
      <style:text-properties officeooo:paragraph-rsid="00f8cc7c"/>
    </style:style>
    <style:style style:name="P314" style:family="paragraph" style:parent-style-name="Standard">
      <style:text-properties officeooo:rsid="00f8cc7c" officeooo:paragraph-rsid="00f8cc7c"/>
    </style:style>
    <style:style style:name="P315" style:family="paragraph" style:parent-style-name="Standard">
      <style:text-properties officeooo:paragraph-rsid="00fac01d"/>
    </style:style>
    <style:style style:name="P316" style:family="paragraph" style:parent-style-name="Standard">
      <style:text-properties officeooo:paragraph-rsid="01038ba2"/>
    </style:style>
    <style:style style:name="P317" style:family="paragraph" style:parent-style-name="Standard">
      <style:text-properties officeooo:paragraph-rsid="00ff8bd1"/>
    </style:style>
    <style:style style:name="P318" style:family="paragraph" style:parent-style-name="Standard">
      <style:text-properties officeooo:rsid="010675f0" officeooo:paragraph-rsid="010675f0"/>
    </style:style>
    <style:style style:name="P319" style:family="paragraph" style:parent-style-name="Standard">
      <style:text-properties officeooo:paragraph-rsid="00fbd405"/>
    </style:style>
    <style:style style:name="P320" style:family="paragraph" style:parent-style-name="Standard">
      <style:text-properties officeooo:rsid="00fbd405" officeooo:paragraph-rsid="00fbd405"/>
    </style:style>
    <style:style style:name="P321" style:family="paragraph" style:parent-style-name="Standard">
      <style:text-properties officeooo:paragraph-rsid="010188af"/>
    </style:style>
    <style:style style:name="P322" style:family="paragraph" style:parent-style-name="Standard">
      <style:text-properties officeooo:paragraph-rsid="010c2b84"/>
    </style:style>
    <style:style style:name="P323" style:family="paragraph">
      <loext:graphic-properties draw:fill-color="#ffff00"/>
    </style:style>
    <style:style style:name="P324" style:family="paragraph">
      <loext:graphic-properties draw:fill-color="#ffbf00"/>
    </style:style>
    <style:style style:name="P325"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0fbd405"/>
    </style:style>
    <style:style style:name="T124" style:family="text">
      <style:text-properties officeooo:rsid="00fdab07"/>
    </style:style>
    <style:style style:name="T125" style:family="text">
      <style:text-properties officeooo:rsid="01076d29"/>
    </style:style>
    <style:style style:name="T126" style:family="text">
      <style:text-properties officeooo:rsid="010d57b0"/>
    </style:style>
    <style:style style:name="T127" style:family="text">
      <style:text-properties officeooo:rsid="01136ad2"/>
    </style:style>
    <style:style style:name="T128" style:family="text">
      <style:text-properties officeooo:rsid="0114b062"/>
    </style:style>
    <style:style style:name="T129" style:family="text">
      <style:text-properties officeooo:rsid="01162274"/>
    </style:style>
    <style:style style:name="T130" style:family="text">
      <style:text-properties officeooo:rsid="011a28c1"/>
    </style:style>
    <style:style style:name="T131" style:family="text">
      <style:text-properties officeooo:rsid="012e7c04"/>
    </style:style>
    <style:style style:name="T132" style:family="text">
      <style:text-properties officeooo:rsid="00f5e0f5"/>
    </style:style>
    <style:style style:name="T133" style:family="text">
      <style:text-properties officeooo:rsid="00f7842d"/>
    </style:style>
    <style:style style:name="T134" style:family="text">
      <style:text-properties officeooo:rsid="01305fd9"/>
    </style:style>
    <style:style style:name="T135" style:family="text">
      <style:text-properties officeooo:rsid="00f8cc7c"/>
    </style:style>
    <style:style style:name="T136" style:family="text">
      <style:text-properties officeooo:rsid="013158bc"/>
    </style:style>
    <style:style style:name="T137" style:family="text">
      <style:text-properties officeooo:rsid="01332c05"/>
    </style:style>
    <style:style style:name="T138" style:family="text">
      <style:text-properties officeooo:rsid="01038ba2"/>
    </style:style>
    <style:style style:name="T139" style:family="text">
      <style:text-properties officeooo:rsid="00ff8bd1"/>
    </style:style>
    <style:style style:name="T140" style:family="text">
      <style:text-properties officeooo:rsid="010188af"/>
    </style:style>
    <style:style style:name="T141" style:family="text">
      <style:text-properties officeooo:rsid="010c2b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b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00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6.7398in" svg:height="1.3756in"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2.9453in" svg:y="0.3437in" svg:width="3.1984in" svg:height="2.3965in" draw:z-index="1"><draw:image xlink:href="Pictures/1000000000000000000000000000000000000000.pdf" xlink:type="simple" xlink:show="embed" xlink:actuate="onLoad" loext:mime-type="application/pdf"/></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2.8437in" svg:y="0.0437in" svg:width="3.4071in" svg:height="2.5528in" draw:z-index="2"><draw:image xlink:href="Pictures/1000000000000000000000000000000000000000.pdf" xlink:type="simple" xlink:show="embed" xlink:actuate="onLoad" loext:mime-type="application/pdf"/></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2.6882in" svg:y="0.0728in" svg:width="3.5256in" svg:height="2.6417in" draw:z-index="3"><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2.7472in" svg:y="0in" svg:width="3.5382in" svg:height="2.6516in" draw:z-index="4"><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text:soft-page-break/>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soft-page-break/><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01"/>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299">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299">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04">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skip_layer pruning prune [0.<text:span text:style-name="T121">8</text:span>, 0.<text:span text:style-name="T121">8</text:span>, 0.<text:span text:style-name="T121">8</text:span>, 0.<text:span text:style-name="T121">8</text:span>] at [10, 35, 60, 85] →<text:span text:style-name="T131"> 135 512/169 392</text:span></text:p>
      <text:p text:style-name="P259"><text:tab/>[76.68, 83.2<text:span text:style-name="T131">0</text:span>, 83.74, 84.74], 241,</text:p>
      <text:p text:style-name="P306"><text:span text:style-name="T132"><text:tab/>[77.69, 84.43, 84.64, 85.27], 151,</text:span></text:p>
      <text:p text:style-name="P306"><text:span text:style-name="T132"><text:tab/>[75.54, 82.37, 83.75, 84.93], 231,</text:span></text:p>
      <text:p text:style-name="P306"><text:span text:style-name="T132"><text:tab/>[77.04, 83.43, 84.05, 85.18], 202,</text:span></text:p>
      <text:p text:style-name="P306"><text:span text:style-name="T132"><text:tab/>[76.80, 83.56, 84.53, 85.47], 133,</text:span></text:p>
      <text:p text:style-name="P259"/>
      <text:p text:style-name="P306"><text:span text:style-name="T132">means:<text:tab/>[76.75, 83.40, 84.14, 85.12]</text:span></text:p>
      <text:p text:style-name="P306"><text:soft-page-break/><text:span text:style-name="T132">stds:<text:tab/>[0.781, 0.740, 0.425, 0.287]</text:span></text:p>
      <text:p text:style-name="P306"><text:span text:style-name="T132">std%:<text:tab/>[1.017, 0.887, 0.505, 0.337]</text:span></text:p>
      <text:p text:style-name="P259"/>
      <text:p text:style-name="P260">skip_layer pruning prune [0.7, 0.7, 0.7, 0.7] at [10, 35, 60, 85] →<text:span text:style-name="T131"> 118 572/169 392</text:span></text:p>
      <text:p text:style-name="P260"><text:tab/>[75.21, 82.92, 83.78, 84.59], <text:span text:style-name="T131">246</text:span></text:p>
      <text:p text:style-name="P308"><text:span text:style-name="T121"><text:tab/>[75.68, 82.95, 83.28, 84.23], 234</text:span></text:p>
      <text:p text:style-name="P308"><text:tab/>[74.9<text:span text:style-name="T131">0</text:span>, 81.97, 82.88, 84.2<text:span text:style-name="T131">3</text:span>], <text:span text:style-name="T131">179</text:span></text:p>
      <text:p text:style-name="P308"><text:tab/>[75.03, 82.49, 83.17, 84.52], <text:span text:style-name="T131">175</text:span></text:p>
      <text:p text:style-name="P308"><text:tab/>[73.54, 82.36, 84.68, 84.9<text:span text:style-name="T131">4</text:span>]</text:p>
      <text:p text:style-name="P260"/>
      <text:p text:style-name="P308"><text:span text:style-name="T121">means:<text:tab/>[74.87, 82.54, 83.56, 84.50], 208</text:span></text:p>
      <text:p text:style-name="P308"><text:span text:style-name="T121">stds:<text:tab/>[0.801, 0.410, 0.706, 0.295], 37</text:span></text:p>
      <text:p text:style-name="P260"/>
      <text:p text:style-name="P261">skip_layer pruning prune [0.6, 0.6, 0.6, 0.6] at [10, 35, 60, 85]→<text:span text:style-name="T131"> 101 633/169 392</text:span></text:p>
      <text:p text:style-name="P262"><text:span text:style-name="T133"><text:tab/>[74.14, 81.70, 83.12, 84.31], 132,</text:span></text:p>
      <text:p text:style-name="P261"><text:tab/>[74.17, 82.02, 83.24, 84.68], 185,</text:p>
      <text:p text:style-name="P261"><text:tab/>[74.47, 81.54, 83.56, 84.5<text:span text:style-name="T131">0</text:span>], 248,</text:p>
      <text:p text:style-name="P262"><text:span text:style-name="T133"><text:tab/>[73.27, 81.73, 83.09, 84.31], 165,</text:span></text:p>
      <text:p text:style-name="P262"><text:span text:style-name="T133"><text:tab/>[73.47, 82.26, 83.39, 84.15], 212,</text:span></text:p>
      <text:p text:style-name="P261"/>
      <text:p text:style-name="P262"><text:span text:style-name="T133">means:<text:tab/>[73.90, 81.85, 83.28, 84.39]</text:span></text:p>
      <text:p text:style-name="P261">stds:<text:tab/>[0.509, 0.287, 0.196, 0.204]</text:p>
      <text:p text:style-name="P262"><text:span text:style-name="T133">std%:<text:tab/>[0.689, 0.351, 0.235, 0.242]</text:span></text:p>
      <text:p text:style-name="P262"><text:span text:style-name="T133"><text:tab/></text:span></text:p>
      <text:p text:style-name="P261">skip_layer pruning prune [0.5, 0.5, 0.5, 0.5] at [10, 35, 60, 85] →<text:span text:style-name="T131"> 84 696/169 392</text:span></text:p>
      <text:p text:style-name="P262"><text:tab/>[72.13, 82.06, 82.65, 84.6<text:span text:style-name="T131">9</text:span>], 162,</text:p>
      <text:p text:style-name="P262"><text:tab/>[73.71, 81.9<text:span text:style-name="T131">4</text:span>, 83.59, 84.5<text:span text:style-name="T131">5</text:span>], 235,</text:p>
      <text:p text:style-name="P262"><text:tab/>[72.47, 82.36, 83.07, 84.35], 195,</text:p>
      <text:p text:style-name="P262"><text:tab/>[70.6<text:span text:style-name="T131">6</text:span>, 80.5<text:span text:style-name="T131">5</text:span>, 83.31, 84.42], 146,</text:p>
      <text:p text:style-name="P262"><text:tab/>[72.13, 81.0<text:span text:style-name="T131">0</text:span>, 82.67, 83.99], 187,</text:p>
      <text:p text:style-name="P262"/>
      <text:p text:style-name="P262">means:<text:tab/>[72.2<text:span text:style-name="T131">2</text:span>, 81.58, 83.0<text:span text:style-name="T131">6</text:span>, 84.<text:span text:style-name="T131">40</text:span>]</text:p>
      <text:p text:style-name="P262">stds:<text:tab/>[1.08<text:span text:style-name="T131">8</text:span>, 0.769, 0.407, 0.263]</text:p>
      <text:p text:style-name="P262">std%:<text:tab/>[1.506, 0.94<text:span text:style-name="T131">3</text:span>, 0.490, 0.312]</text:p>
      <text:p text:style-name="P262"/>
      <text:p text:style-name="P263">skip_layer pruning prune [0.4, 0.4, 0.4, 0.4] at [10, 35, 60, 85] →<text:span text:style-name="T134"> 67 755/169 392</text:span></text:p>
      <text:p text:style-name="P264"><text:tab/>[68.1<text:span text:style-name="T134">9</text:span>, 81.18, 82.72, 83.61], 120,</text:p>
      <text:p text:style-name="P264"><text:tab/>[66.7<text:span text:style-name="T134">6</text:span>, 80.45, 82.9<text:span text:style-name="T134">1</text:span>, 84.1<text:span text:style-name="T134">6</text:span>], 245,</text:p>
      <text:p text:style-name="P264"><text:tab/>[69.6<text:span text:style-name="T134">2</text:span>, 81.22, 82.89, 83.8<text:span text:style-name="T134">7</text:span>], 189,</text:p>
      <text:p text:style-name="P264"><text:tab/>[66.42, 81.5<text:span text:style-name="T134">1</text:span>, 82.29, 83.6<text:span text:style-name="T134">9</text:span>], 135,</text:p>
      <text:p text:style-name="P264"><text:tab/>[68.2<text:span text:style-name="T134">0</text:span>, 80.9<text:span text:style-name="T134">4</text:span>, 82.4<text:span text:style-name="T134">0</text:span>, 83.5<text:span text:style-name="T134">0</text:span>], 243,</text:p>
      <text:p text:style-name="P264"/>
      <text:p text:style-name="P264">means:<text:tab/>[67.8<text:span text:style-name="T134">4</text:span>, 81.0<text:span text:style-name="T134">6</text:span>, 82.64, 83.7<text:span text:style-name="T134">7</text:span>]</text:p>
      <text:p text:style-name="P264">stds:<text:tab/>[1.28<text:span text:style-name="T134">5</text:span>, 0.39<text:span text:style-name="T134">7</text:span>, 0.28<text:span text:style-name="T134">4</text:span>, 0.258]</text:p>
      <text:p text:style-name="P264">std%:<text:tab/>[1.89<text:span text:style-name="T134">0</text:span>, 0.489, 0.343, 0.308]</text:p>
      <text:p text:style-name="P264"/>
      <text:p text:style-name="P265">skip_layer pruning prune [0.3, 0.3, 0.3, 0.3] at [10, 35, 60, 85] →<text:span text:style-name="T134"> 50 816/169 392</text:span></text:p>
      <text:p text:style-name="P313"><text:span text:style-name="T135"><text:tab/>[62.52, 77.92, 81.48, 82.53], 204,</text:span></text:p>
      <text:p text:style-name="P265"><text:tab/>[69.2<text:span text:style-name="T134">0</text:span>, 80.04, 80.79, 82.22], 135,</text:p>
      <text:p text:style-name="P313"><text:span text:style-name="T135"><text:tab/>[64.60, 79.28, 81.58, 82.78], 188,</text:span></text:p>
      <text:p text:style-name="P313"><text:soft-page-break/><text:span text:style-name="T135"><text:tab/>[66.52, 79.48, 80.68, 81.87], 184,</text:span></text:p>
      <text:p text:style-name="P313"><text:span text:style-name="T135"><text:tab/>[68.31, 79.72, 81.91, 83.42], 154,</text:span></text:p>
      <text:p text:style-name="P265"/>
      <text:p text:style-name="P313"><text:span text:style-name="T135">means:<text:tab/>[66.23, 79.29, 81.29, 82.56]</text:span></text:p>
      <text:p text:style-name="P313"><text:span text:style-name="T135">stds:<text:tab/>[2.723, 0.816, 0.531, 0.587]</text:span></text:p>
      <text:p text:style-name="P313"><text:span text:style-name="T135">std%:<text:tab/>[4.111, 1.029, 0.653, 0.712]</text:span></text:p>
      <text:p text:style-name="P265"/>
      <text:p text:style-name="P266">skip_layer pruning prune [0.2, 0.2, 0.2, 0.2] at [10, 35, 60, 85] →<text:span text:style-name="T136"> 33 876/ 169 392</text:span></text:p>
      <text:p text:style-name="P267"><text:span text:style-name="T122"><text:tab/>[38.55, 76.70, 79.55, 81.74], 170,</text:span></text:p>
      <text:p text:style-name="P267"><text:tab/>[58.4<text:span text:style-name="T136">5</text:span>, 77.02, 80.14, 81.09], 171,</text:p>
      <text:p text:style-name="P267"><text:tab/>[41.<text:span text:style-name="T136">0</text:span>0, 74.95, 80.31, 81.89], 242,</text:p>
      <text:p text:style-name="P267"><text:tab/>[54.23, 77.04, 80.5<text:span text:style-name="T136">8</text:span>, 81.6<text:span text:style-name="T136">6</text:span>], 192,</text:p>
      <text:p text:style-name="P267"><text:tab/>[37.77, 76.57, 80.1<text:span text:style-name="T136">2</text:span>, 81.<text:span text:style-name="T136">30</text:span>], 169,</text:p>
      <text:p text:style-name="P267"/>
      <text:p text:style-name="P267">means:<text:tab/>[4<text:span text:style-name="T136">6.00</text:span>, 76.4<text:span text:style-name="T136">6</text:span>, 80.1<text:span text:style-name="T136">4</text:span>, 81.5<text:span text:style-name="T136">4</text:span>]</text:p>
      <text:p text:style-name="P267">stds:<text:tab/>[9.630, 0.86<text:span text:style-name="T136">6</text:span>, 0.37<text:span text:style-name="T136">8</text:span>, 0.33<text:span text:style-name="T136">1</text:span>]</text:p>
      <text:p text:style-name="P267">std%:<text:tab/>[20.9<text:span text:style-name="T136">4</text:span>, 1.13<text:span text:style-name="T136">3</text:span>, 0.471, 0.405]</text:p>
      <text:p text:style-name="P267"/>
      <text:p text:style-name="P266">skip_layer pruning prune [0.1, 0.1, 0.1, 0.1] at [10, 35, 60, 85] →<text:span text:style-name="T137"> 16 937/169 392</text:span></text:p>
      <text:p text:style-name="P267"><text:tab/>[42.26, 70.85, 75.32, 78.29], 162,</text:p>
      <text:p text:style-name="P267"><text:tab/>[37.14, 70.4<text:span text:style-name="T136">1</text:span>, 75.17, 77.27], 214,</text:p>
      <text:p text:style-name="P267"><text:tab/>[43.52, 65.9<text:span text:style-name="T136">0</text:span>, 74.83, 76.65], 194,</text:p>
      <text:p text:style-name="P267"><text:tab/>[40.19, 70.27, 75.32, 77.71], 149,</text:p>
      <text:p text:style-name="P267"><text:tab/>[44.25, 69.9<text:span text:style-name="T136">8</text:span>, 74.58, 77.36], 164,</text:p>
      <text:p text:style-name="P267"/>
      <text:p text:style-name="P267">means:<text:tab/>[41.47, 69.48, 75.04, 77.4<text:span text:style-name="T136">6</text:span>]</text:p>
      <text:p text:style-name="P267">stds:<text:tab/>[2.8<text:span text:style-name="T136">70</text:span>, 2.02<text:span text:style-name="T136">7</text:span>, 0.32<text:span text:style-name="T136">8</text:span>, 0.60<text:span text:style-name="T136">3</text:span>]</text:p>
      <text:p text:style-name="P267">std%:<text:tab/>[6.9<text:span text:style-name="T136">20</text:span>, 2.917, 0.43<text:span text:style-name="T136">7</text:span>, 0.778]</text:p>
      <text:p text:style-name="P267"/>
      <text:p text:style-name="P267"/>
      <text:p text:style-name="P268">iterative pruning prune [0.89, 0.89, 0.89, 0.89] up to [0.7, 0.7, 0.7, 0.7] at [10, 35, 60, 85, 110, 135, 160]</text:p>
      <text:p text:style-name="P269"><text:span text:style-name="T123"><text:tab/>[74.83, 82.92, 83.83, 84.42], 195,</text:span></text:p>
      <text:p text:style-name="P268"><text:tab/>[74.99, 83.52, 84.21, 85.17], 207,</text:p>
      <text:p text:style-name="P269"><text:span text:style-name="T123"><text:tab/>[75.48, 83.04, 83.25, 84.79], 162,</text:span></text:p>
      <text:p text:style-name="P269"><text:span text:style-name="T123"><text:tab/>[74.44, 83.22, 84.30, 84.97], 129,</text:span></text:p>
      <text:p text:style-name="P268"><text:tab/>[75.81, 83.11, 84.03, 85.45], 141,</text:p>
      <text:p text:style-name="P268"/>
      <text:p text:style-name="P269"><text:span text:style-name="T123">means:<text:tab/>[75.11, 83.16, 83.92, 84.96]</text:span></text:p>
      <text:p text:style-name="P269"><text:span text:style-name="T123">stds:<text:tab/>[0.541, 0.228, 0.418, 0.389]</text:span></text:p>
      <text:p text:style-name="P269"><text:span text:style-name="T123">std%:<text:tab/>[0.720, 0.274, 0.498, 0.458]</text:span></text:p>
      <text:p text:style-name="P269"/>
      <text:p text:style-name="P270">iterative pruning prune [0.85, 0.85, 0.85, 0.85] up to [0.6, 0.6, 0.6, 0.6] </text:p>
      <text:p text:style-name="P270"><text:tab/></text:p>
      <text:p text:style-name="P271"/>
      <text:p text:style-name="P272">iterative pruning prune [0.8, 0.8, 0.8, 0.8] up to [0.5, 0.5, 0.5, 0.5]</text:p>
      <text:p text:style-name="P273"><text:span text:style-name="T139"><text:tab/></text:span></text:p>
      <text:p text:style-name="P273"/>
      <text:p text:style-name="P274">iterative pruning prune [0.75, 0.75, 0.75, 0.75] up to [0.4, 0.4, 0.4, 0.4]</text:p>
      <text:p text:style-name="P275"><text:span text:style-name="T140"><text:tab/></text:span></text:p>
      <text:p text:style-name="P275"><text:soft-page-break/><text:tab/></text:p>
      <text:p text:style-name="P276">iterative pruning prune [0.66, 0.66, 0.66, 0.66] up to [0.3, 0.3, 0.3, 0.3]</text:p>
      <text:p text:style-name="P277"><text:span text:style-name="T138"><text:tab/></text:span></text:p>
      <text:p text:style-name="P277"/>
      <text:p text:style-name="P276">iterative pruning prune [0.58, 0.58, 0.58, 0.58] up to [0.2, 0.2, 0.2, 0.2]</text:p>
      <text:p text:style-name="P276"><text:tab/></text:p>
      <text:p text:style-name="P277"/>
      <text:p text:style-name="P278">iterative pruning prune [0.46, 0.46, 0.46, 0.46] up to [0.1, 0.1, 0.1, 0.1]</text:p>
      <text:p text:style-name="P278"><text:tab/></text:p>
      <text:p text:style-name="P278"/>
      <text:p text:style-name="P278"/>
      <text:p text:style-name="P278"/>
      <text:p text:style-name="P280">skip layer pruning prune [0.9, 0.8, 0.7, 0.6] <text:span text:style-name="T122">at [10, 35, 60, 85]</text:span></text:p>
      <text:p text:style-name="P279"><text:tab/></text:p>
      <text:p text:style-name="P281"/>
      <text:p text:style-name="P282">skip layer pruning prune [0.8, 0.7, 0.6, 0.5] </text:p>
      <text:p text:style-name="P282"><text:tab/></text:p>
      <text:p text:style-name="P283"/>
      <text:p text:style-name="P283"/>
      <text:p text:style-name="P284">skip layer pruning prune [0.7, 0.6, 0.5, 0.4]</text:p>
      <text:p text:style-name="P285"/>
      <text:p text:style-name="P285"/>
      <text:p text:style-name="P285"/>
      <text:p text:style-name="P286">skip layer pruning prune [0.6, 0.5, 0.4, 0.3]</text:p>
      <text:p text:style-name="P286"><text:tab/></text:p>
      <text:p text:style-name="P287"/>
      <text:p text:style-name="P287"/>
      <text:p text:style-name="P288">skip layer pruning prune [0.5, 0.4, 0.3, 0.2]</text:p>
      <text:p text:style-name="P288"><text:tab/></text:p>
      <text:p text:style-name="P289"/>
      <text:p text:style-name="P289"/>
      <text:p text:style-name="P289"/>
      <text:p text:style-name="P290">skip layer pruning prune [0.4, 0.3, 0.2, 0.1]</text:p>
      <text:p text:style-name="P291"><text:span text:style-name="T141"><text:tab/></text:span></text:p>
      <text:p text:style-name="P291"/>
      <text:p text:style-name="P291"/>
      <text:p text:style-name="P291"><text:tab/></text:p>
      <text:p text:style-name="P290">iterative pruning prune [0.9, 0.89, 0.85, 0.8] up to [0.8, 0.7, 0.6, 0.5] at [10, 35, 60, 85, 110, 135, 160]</text:p>
      <text:p text:style-name="P291"><text:span text:style-name="T141"><text:tab/></text:span></text:p>
      <text:p text:style-name="P291"/>
      <text:p text:style-name="P291"/>
      <text:p text:style-name="P291"/>
      <text:p text:style-name="P291"/>
      <text:p text:style-name="P291"/>
      <text:p text:style-name="P292">iterative pruning prune [0.89, 0.85, 0.8, 0.75] up to [0.7, 0.6, 0.5, 0.4]</text:p>
      <text:p text:style-name="P292"><text:tab/></text:p>
      <text:p text:style-name="P293"/>
      <text:p text:style-name="P293"/>
      <text:p text:style-name="P293"/>
      <text:p text:style-name="P294"><text:soft-page-break/>iterative pruning prune [0.85, 0.8, 0.75, 0.66] up to [0.6, 0.5, 0.4, 0.3]</text:p>
      <text:p text:style-name="P294"><text:tab/></text:p>
      <text:p text:style-name="P295"/>
      <text:p text:style-name="P296">iterative pruning prune [0.8, 0.75, 0.66, 0.58] up to [0.5, 0.4, 0.3, 0.2]</text:p>
      <text:p text:style-name="P296"><text:tab/></text:p>
      <text:p text:style-name="P297"/>
      <text:p text:style-name="P298">iterative pruning prune [0.75, 0.66, 0.58, 0.46] up to [0.4, 0.3, 0.2, 0.1]</text:p>
      <text:p text:style-name="P298"><text:tab/></text:p>
      <text:p text:style-name="P298"/>
      <text:p text:style-name="P302">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300"><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8" draw:name="Forme1_1" draw:style-name="gr1" draw:text-style-name="P323" svg:width="0.4862in" svg:height="0.1394in" svg:x="6.2839in" svg:y="0.13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6" draw:name="Forme1" draw:style-name="gr3" draw:text-style-name="P325" svg:width="0.4862in" svg:height="0.1394in" svg:x="6.2264in" svg:y="0.017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7" draw:name="Forme1_0" draw:style-name="gr2" draw:text-style-name="P324" svg:width="0.4862in" svg:height="0.1394in" svg:x="6.2264in" svg:y="0.0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03"/>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6.2984in" svg:height="4.4134in" draw:z-index="5"><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6.2984in" svg:height="4.4134in" draw:z-index="9"><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text:p text:style-name="P247"><text:soft-page-break/></text:p>
      <text:p text:style-name="P305"/>
      <text:p text:style-name="P247">layer: Conv2d(16, 16, kernel_size=(3, 3), stride=(1, 1), padding=(1, 1), bias=False)</text:p>
      <text:p text:style-name="P247">num elem: 2304, non zero: 90, ratio: 0.0390625</text:p>
      <text:p text:style-name="P247">layer: Conv2d(32, 16, kernel_size=(1, 1), stride=(1, 1), bias=False)</text:p>
      <text:p text:style-name="P247">num elem: 512, non zero: 98, ratio: 0.19140625</text:p>
      <text:p text:style-name="P247">layer: Conv2d(48, 16, kernel_size=(3, 3), stride=(1, 1), padding=(1, 1), bias=False)</text:p>
      <text:p text:style-name="P247">num elem: 6912, non zero: 256, ratio: 0.037037037037037035</text:p>
      <text:p text:style-name="P247">layer: Conv2d(16, 16, kernel_size=(3, 3), stride=(1, 1), padding=(1, 1), bias=False)</text:p>
      <text:p text:style-name="P247">num elem: 2304, non zero: 544, ratio: 0.2361111111111111</text:p>
      <text:p text:style-name="P247">layer: Conv2d(48, 16, kernel_size=(1, 1), stride=(1, 1), bias=False)</text:p>
      <text:p text:style-name="P247">num elem: 768, non zero: 229, ratio: 0.2981770833333333</text:p>
      <text:p text:style-name="P247">layer: Linear(in_features=256, out_features=10, bias=True)</text:p>
      <text:p text:style-name="P247">num elem: 2560, non zero: 544, ratio: 0.2125</text:p>
      <text:p text:style-name="P247">total param: 25307</text:p>
      <text:p text:style-name="P247">param_z: 2655</text:p>
      <text:p text:style-name="P247">keep ratio: 0.10491168451416603</text:p>
      <text:p text:style-name="P247">base_lrs: [0.01]</text:p>
      <text:p text:style-name="P247">af scheduler: [0.01]</text:p>
      <text:p text:style-name="P247"/>
      <text:p text:style-name="P247">Epoch: 1/10</text:p>
      <text:p text:style-name="P247">cur_lr: 0.01</text:p>
      <text:p text:style-name="P247">scheduler state dict: {'milestones': [4], 'gammas': [0.1], 'base_lrs': [0.01], 'last_epoch': 0}</text:p>
      <text:p text:style-name="P247">current coeffs: []</text:p>
      <text:p text:style-name="P247">Loss: 2.333204746246338</text:p>
      <text:p text:style-name="P247">Loss: 1.9179949760437012</text:p>
      <text:p text:style-name="P247">Loss: 1.6912189722061157</text:p>
      <text:p text:style-name="P247">Loss: 1.7945548295974731</text:p>
      <text:p text:style-name="P247">Top1 Valid accuracies: [40.52]</text:p>
      <text:p text:style-name="P247">Top3 Valid accuracies: [74.6]</text:p>
      <text:p text:style-name="P247">Top1 Train accuracies: [40.264446]</text:p>
      <text:p text:style-name="P247">Top3 Train accuracies: [74.19111]</text:p>
      <text:p text:style-name="P247">Epoch took 7 seconds.</text:p>
      <text:p text:style-name="P247">mean loss: 1.811401128768921</text:p>
      <text:p text:style-name="P247">model grow</text:p>
      <text:p text:style-name="P247">base_lrs: [0.01]</text:p>
      <text:p text:style-name="P247">af scheduler: [0.01]</text:p>
      <text:p text:style-name="P247"/>
      <text:p text:style-name="P247">Epoch: 2/10</text:p>
      <text:p text:style-name="P247">cur_lr: 0.01</text:p>
      <text:p text:style-name="P247">scheduler state dict: {'milestones': [4], 'gammas': [0.1], 'base_lrs': [0.01], 'last_epoch': 1}</text:p>
      <text:p text:style-name="P247">current coeffs: [0.112]</text:p>
      <text:p text:style-name="P247">Loss: 2.512529134750366</text:p>
      <text:p text:style-name="P247">Loss: 1.765389323234558</text:p>
      <text:p text:style-name="P247">^CTraceback (most recent call last):</text:p>
      <text:p text:style-name="P247"><text:s text:c="2"/>File "./test.py", line 77, in &lt;module&gt;</text:p>
      <text:p text:style-name="P247"><text:s text:c="4"/>main()</text:p>
      <text:p text:style-name="P247"><text:s text:c="2"/>File "./test.py", line 36, in main</text:p>
      <text:p text:style-name="P247"><text:s text:c="4"/>model, dataset, train_params, optimizer, scheduler, device</text:p>
      <text:p text:style-name="P247"><text:s text:c="2"/>File "/udd/tneittho/Documents/inria-internship/model_funcs.py", line 487, in iter_training_0</text:p>
      <text:p text:style-name="P247"><text:s text:c="4"/>epoch_routine(model, data, optimizer, scheduler, epoch, epochs, augment, metrics, device)</text:p>
      <text:p text:style-name="P247"><text:soft-page-break/><text:s text:c="2"/>File "/udd/tneittho/Documents/inria-internship/model_funcs.py", line 799, in epoch_routine</text:p>
      <text:p text:style-name="P247"><text:s text:c="4"/>total_loss = sdn_training_step(optimizer, model, cur_coeffs, batch, device)</text:p>
      <text:p text:style-name="P247"><text:s text:c="2"/>File "/udd/tneittho/Documents/inria-internship/model_funcs.py", line 31, in sdn_training_step</text:p>
      <text:p text:style-name="P247"><text:s text:c="4"/>total_loss.backward()</text:p>
      <text:p text:style-name="P247"><text:s text:c="2"/>File "/soft/igrida/pytorch/1.0.1-py3.6/lib/python3.6/site-packages/torch/tensor.py", line 102, in backward</text:p>
      <text:p text:style-name="P247"><text:s text:c="4"/>torch.autograd.backward(self, gradient, retain_graph, create_graph)</text:p>
      <text:p text:style-name="P247"><text:s text:c="2"/>File "/soft/igrida/pytorch/1.0.1-py3.6/lib/python3.6/site-packages/torch/autograd/__init__.py", line 90, in backward</text:p>
      <text:p text:style-name="P247"><text:s text:c="4"/>allow_unreachable=True) <text:s/># allow_unreachable flag</text:p>
      <text:p text:style-name="P247">KeyboardInterrupt</text:p>
      <text:p text:style-name="P247">tneittho@igrida-abacus3:~/Documents/inria-internship$ clear</text:p>
      <text:p text:style-name="P247"/>
      <text:p text:style-name="P247">tneittho@igrida-abacus3:~/Documents/inria-internship$ python ./test.py </text:p>
      <text:p text:style-name="P247">test</text:p>
      <text:p text:style-name="P247">Using PyTorch version: 1.0.1.post2 CUDA: True</text:p>
      <text:p text:style-name="P247">Creating Resnet for iterative training for cifar10</text:p>
      <text:p text:style-name="P247">end_layer num params: 25610</text:p>
      <text:p text:style-name="P247">mode function: &lt;function iter_training_0 at 0x7f7b25267ae8&gt;</text:p>
      <text:p text:style-name="P247">layer: BasicBlockWOutput(</text:p>
      <text:p text:style-name="P247"><text:s text:c="2"/>(layers): ModuleList(</text:p>
      <text:p text:style-name="P247"><text:s text:c="4"/>(0): Sequential(</text:p>
      <text:p text:style-name="P247"><text:s text:c="6"/>(0): Conv2d(16,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4"/>(2): ReLU()</text:p>
      <text:p text:style-name="P247"><text:s text:c="2"/>)</text:p>
      <text:p text:style-name="P247">)</text:p>
      <text:p text:style-name="P247">layer: BasicBlockWOutput(</text:p>
      <text:p text:style-name="P247"><text:s text:c="2"/>(layers): ModuleList(</text:p>
      <text:p text:style-name="P247"><text:s text:c="4"/>(0): Sequential(</text:p>
      <text:p text:style-name="P247"><text:s text:c="6"/>(0): Conv2d(32,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6"/>(0): Conv2d(32, 16, kernel_size=(1, 1), stride=(1, 1), bias=False)</text:p>
      <text:p text:style-name="P247"><text:s text:c="6"/>(1): BatchNorm2d(16, eps=1e-05, momentum=0.1, affine=True, track_running_stats=True)</text:p>
      <text:p text:style-name="P247"><text:s text:c="4"/>)</text:p>
      <text:p text:style-name="P247"><text:s text:c="4"/>(2): ReLU()</text:p>
      <text:p text:style-name="P247"><text:s text:c="2"/>)</text:p>
      <text:p text:style-name="P247">)</text:p>
      <text:p text:style-name="P247">layer: BasicBlockWOutput(</text:p>
      <text:p text:style-name="P247"><text:s text:c="2"/>(layers): ModuleList(</text:p>
      <text:p text:style-name="P247"><text:soft-page-break/><text:s text:c="4"/>(0): Sequential(</text:p>
      <text:p text:style-name="P247"><text:s text:c="6"/>(0): Conv2d(48,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6"/>(0): Conv2d(48, 16, kernel_size=(1, 1), stride=(1, 1), bias=False)</text:p>
      <text:p text:style-name="P247"><text:s text:c="6"/>(1): BatchNorm2d(16, eps=1e-05, momentum=0.1, affine=True, track_running_stats=True)</text:p>
      <text:p text:style-name="P247"><text:s text:c="4"/>)</text:p>
      <text:p text:style-name="P247"><text:s text:c="4"/>(2): ReLU()</text:p>
      <text:p text:style-name="P247"><text:s text:c="2"/>)</text:p>
      <text:p text:style-name="P247"><text:s text:c="2"/>(output): InternalClassifier(</text:p>
      <text:p text:style-name="P247"><text:s text:c="4"/>(max_pool): MaxPool2d(kernel_size=8, stride=8, padding=0, dilation=1, ceil_mode=False)</text:p>
      <text:p text:style-name="P247"><text:s text:c="4"/>(avg_pool): AvgPool2d(kernel_size=8, stride=8, padding=0)</text:p>
      <text:p text:style-name="P247"><text:s text:c="4"/>(linear): Linear(in_features=256, out_features=10, bias=True)</text:p>
      <text:p text:style-name="P247"><text:s text:c="2"/>)</text:p>
      <text:p text:style-name="P247">)</text:p>
      <text:p text:style-name="P247">Files already downloaded and verified</text:p>
      <text:p text:style-name="P247">Files already downloaded and verified</text:p>
      <text:p text:style-name="P247">Files already downloaded and verified</text:p>
      <text:p text:style-name="P247">base_lrs: [0.01]</text:p>
      <text:p text:style-name="P247">af scheduler: [0.01]</text:p>
      <text:p text:style-name="P247">iter training 0</text:p>
      <text:p text:style-name="P247">array params: num_ics 3, epochs 10</text:p>
      <text:p text:style-name="P247">epochs growth: [2, 3, 4]</text:p>
      <text:p text:style-name="P247">epochs prune: [1, 3, 5, 7]</text:p>
      <text:p text:style-name="P247">max_coeffs: []</text:p>
      <text:p text:style-name="P247">Files already downloaded and verified</text:p>
      <text:p text:style-name="P247">Files already downloaded and verified</text:p>
      <text:p text:style-name="P247">Files already downloaded and verified</text:p>
      <text:p text:style-name="P247">pruning_batch_size: 128, prune_type: 0, reinit: False</text:p>
      <text:p text:style-name="P247">min_ratio: [0.8, 0.7, 0.5, 0.2]</text:p>
      <text:p text:style-name="P247">keep_ratio: [0.1, 0.1, 0.1, 0.1]</text:p>
      <text:p text:style-name="P247">number of parameters: 50917</text:p>
      <text:p text:style-name="P247">num ics: 3, num outputs: 1</text:p>
      <text:p text:style-name="P247">2 layer: Conv2d(3, 16, kernel_size=(3, 3), stride=(1, 1), padding=(1, 1), bias=False), grad: True</text:p>
      <text:p text:style-name="P247">8 layer: Conv2d(16, 16, kernel_size=(3, 3), stride=(1, 1), padding=(1, 1), bias=False), grad: True</text:p>
      <text:p text:style-name="P247">11 layer: Conv2d(16, 16, kernel_size=(3, 3), stride=(1, 1), padding=(1, 1), bias=False), grad: True</text:p>
      <text:p text:style-name="P247">18 layer: Conv2d(32, 16, kernel_size=(3, 3), stride=(1, 1), padding=(1, 1), bias=False), grad: True</text:p>
      <text:p text:style-name="P247">21 layer: Conv2d(16, 16, kernel_size=(3, 3), stride=(1, 1), padding=(1, 1), bias=False), grad: True</text:p>
      <text:p text:style-name="P247">24 layer: Conv2d(32, 16, kernel_size=(1, 1), stride=(1, 1), bias=False), grad: True</text:p>
      <text:p text:style-name="P247">30 layer: Conv2d(48, 16, kernel_size=(3, 3), stride=(1, 1), padding=(1, 1), bias=False), grad: True</text:p>
      <text:p text:style-name="P247">33 layer: Conv2d(16, 16, kernel_size=(3, 3), stride=(1, 1), padding=(1, 1), bias=False), grad: True</text:p>
      <text:p text:style-name="P247">36 layer: Conv2d(48, 16, kernel_size=(1, 1), stride=(1, 1), bias=False), grad: True</text:p>
      <text:p text:style-name="P247">42 layer: Linear(in_features=256, out_features=10, bias=True), grad: True</text:p>
      <text:p text:style-name="P247">sum: [tensor(169., device='cuda:0'), tensor(188., device='cuda:0'), tensor(143., device='cuda:0'), tensor(147., device='cuda:0'), tensor(89., device='cuda:0'), tensor(82., device='cuda:0'), tensor(263., <text:soft-page-break/>device='cuda:0'), tensor(179., device='cuda:0'), tensor(195., device='cuda:0'), tensor(1045., device='cuda:0')]</text:p>
      <text:p text:style-name="P247">0 kept params: 0.09996800869703293</text:p>
      <text:p text:style-name="P247">num ics: 3, num outputs: 1</text:p>
      <text:p text:style-name="P247">layer: Conv2d(3, 16, kernel_size=(3, 3), stride=(1, 1), padding=(1, 1), bias=False)</text:p>
      <text:p text:style-name="P247">num elem: 432, non zero: 169, ratio: 0.3912037037037037</text:p>
      <text:p text:style-name="P247">layer: Conv2d(16, 16, kernel_size=(3, 3), stride=(1, 1), padding=(1, 1), bias=False)</text:p>
      <text:p text:style-name="P247">num elem: 2304, non zero: 188, ratio: 0.08159722222222222</text:p>
      <text:p text:style-name="P247">layer: Conv2d(16, 16, kernel_size=(3, 3), stride=(1, 1), padding=(1, 1), bias=False)</text:p>
      <text:p text:style-name="P247">num elem: 2304, non zero: 143, ratio: 0.062065972222222224</text:p>
      <text:p text:style-name="P247">layer: Conv2d(32, 16, kernel_size=(3, 3), stride=(1, 1), padding=(1, 1), bias=False)</text:p>
      <text:p text:style-name="P247">num elem: 4608, non zero: 147, ratio: 0.031901041666666664</text:p>
      <text:p text:style-name="P247">layer: Conv2d(16, 16, kernel_size=(3, 3), stride=(1, 1), padding=(1, 1), bias=False)</text:p>
      <text:p text:style-name="P247">num elem: 2304, non zero: 89, ratio: 0.038628472222222224</text:p>
      <text:p text:style-name="P247">layer: Conv2d(32, 16, kernel_size=(1, 1), stride=(1, 1), bias=False)</text:p>
      <text:p text:style-name="P247">num elem: 512, non zero: 82, ratio: 0.16015625</text:p>
      <text:p text:style-name="P247">layer: Conv2d(48, 16, kernel_size=(3, 3), stride=(1, 1), padding=(1, 1), bias=False)</text:p>
      <text:p text:style-name="P247">num elem: 6912, non zero: 263, ratio: 0.03804976851851852</text:p>
      <text:p text:style-name="P247">layer: Conv2d(16, 16, kernel_size=(3, 3), stride=(1, 1), padding=(1, 1), bias=False)</text:p>
      <text:p text:style-name="P247">num elem: 2304, non zero: 179, ratio: 0.07769097222222222</text:p>
      <text:p text:style-name="P247">layer: Conv2d(48, 16, kernel_size=(1, 1), stride=(1, 1), bias=False)</text:p>
      <text:p text:style-name="P247">num elem: 768, non zero: 195, ratio: 0.25390625</text:p>
      <text:p text:style-name="P247">layer: Linear(in_features=256, out_features=10, bias=True)</text:p>
      <text:p text:style-name="P247">num elem: 2560, non zero: 1045, ratio: 0.408203125</text:p>
      <text:p text:style-name="P247">total param: 25307</text:p>
      <text:p text:style-name="P247">param_z: 2655</text:p>
      <text:p text:style-name="P247">keep ratio: 0.10491168451416603</text:p>
      <text:p text:style-name="P247">base_lrs: [0.01]</text:p>
      <text:p text:style-name="P247">af scheduler: [0.01]</text:p>
      <text:p text:style-name="P247"/>
      <text:p text:style-name="P247">Epoch: 1/10</text:p>
      <text:p text:style-name="P247">cur_lr: 0.01</text:p>
      <text:p text:style-name="P247">scheduler state dict: {'milestones': [4], 'gammas': [0.1], 'base_lrs': [0.01], 'last_epoch': 0}</text:p>
      <text:p text:style-name="P247">current coeffs: []</text:p>
      <text:p text:style-name="P247">Loss: 2.3771817684173584</text:p>
      <text:p text:style-name="P247">Loss: 1.8617266416549683</text:p>
      <text:p text:style-name="P247">Loss: 1.7220909595489502</text:p>
      <text:p text:style-name="P247">Loss: 1.6219075918197632</text:p>
      <text:p text:style-name="P247">Top1 Valid accuracies: [40.62]</text:p>
      <text:p text:style-name="P247">Top3 Valid accuracies: [73.9]</text:p>
      <text:p text:style-name="P247">Top1 Train accuracies: [40.12]</text:p>
      <text:p text:style-name="P247">Top3 Train accuracies: [73.36445]</text:p>
      <text:p text:style-name="P247">Epoch took 6 seconds.</text:p>
      <text:p text:style-name="P247">mean loss: 1.804661512374878</text:p>
      <text:p text:style-name="P247">model grow</text:p>
      <text:p text:style-name="P247">base_lrs: [0.01]</text:p>
      <text:p text:style-name="P247">af scheduler: [0.01]</text:p>
      <text:p text:style-name="P247"/>
      <text:p text:style-name="P247">Epoch: 2/10</text:p>
      <text:p text:style-name="P247">cur_lr: 0.01</text:p>
      <text:p text:style-name="P247"><text:soft-page-break/>scheduler state dict: {'milestones': [4], 'gammas': [0.1], 'base_lrs': [0.01], 'last_epoch': 1}</text:p>
      <text:p text:style-name="P247">current coeffs: [0.112]</text:p>
      <text:p text:style-name="P247">Loss: 2.624631404876709</text:p>
      <text:p text:style-name="P247">Loss: 1.6451702117919922</text:p>
      <text:p text:style-name="P247">Loss: 1.7369462251663208</text:p>
      <text:p text:style-name="P247">Loss: 1.5744578838348389</text:p>
      <text:p text:style-name="P247">Top1 Valid accuracies: [43.059998, 50.46]</text:p>
      <text:p text:style-name="P247">Top3 Valid accuracies: [76.34, 82.68]</text:p>
      <text:p text:style-name="P247">Top1 Train accuracies: [42.684444, 50.47778]</text:p>
      <text:p text:style-name="P247">Top3 Train accuracies: [75.793335, 82.113335]</text:p>
      <text:p text:style-name="P247">Epoch took 11 seconds.</text:p>
      <text:p text:style-name="P247">mean loss: 1.7424319982528687</text:p>
      <text:p text:style-name="P247">model grow</text:p>
      <text:p text:style-name="P247">number of parameters: 144859</text:p>
      <text:p text:style-name="P247">num ics: 3, num outputs: 3</text:p>
      <text:p text:style-name="P247">add end layers</text:p>
      <text:p text:style-name="P247">4 layer: Conv2d(64, 16, kernel_size=(3, 3), stride=(1, 1), padding=(1, 1), bias=False), grad: True</text:p>
      <text:p text:style-name="P247">7 layer: Conv2d(16, 16, kernel_size=(3, 3), stride=(1, 1), padding=(1, 1), bias=False), grad: True</text:p>
      <text:p text:style-name="P247">10 layer: Conv2d(64, 16, kernel_size=(1, 1), stride=(1, 1), bias=False), grad: True</text:p>
      <text:p text:style-name="P247">16 layer: Conv2d(80, 16, kernel_size=(3, 3), stride=(1, 1), padding=(1, 1), bias=False), grad: True</text:p>
      <text:p text:style-name="P247">19 layer: Conv2d(16, 16, kernel_size=(3, 3), stride=(1, 1), padding=(1, 1), bias=False), grad: True</text:p>
      <text:p text:style-name="P247">22 layer: Conv2d(80, 16, kernel_size=(1, 1), stride=(1, 1), bias=False), grad: True</text:p>
      <text:p text:style-name="P247">28 layer: Conv2d(96, 16, kernel_size=(3, 3), stride=(1, 1), padding=(1, 1), bias=False), grad: True</text:p>
      <text:p text:style-name="P247">31 layer: Conv2d(16, 16, kernel_size=(3, 3), stride=(1, 1), padding=(1, 1), bias=False), grad: True</text:p>
      <text:p text:style-name="P247">34 layer: Conv2d(96, 16, kernel_size=(1, 1), stride=(1, 1), bias=False), grad: True</text:p>
      <text:p text:style-name="P247">40 layer: Linear(in_features=256, out_features=10, bias=True), grad: True</text:p>
      <text:p text:style-name="P247">sum: [tensor(522., device='cuda:0'), tensor(209., device='cuda:0'), tensor(196., device='cuda:0'), tensor(303., device='cuda:0'), tensor(193., device='cuda:0'), tensor(325., device='cuda:0'), tensor(973., device='cuda:0'), tensor(634., device='cuda:0'), tensor(569., device='cuda:0'), tensor(863., device='cuda:0')]</text:p>
      <text:p text:style-name="P247">1 kept params: 0.09999582171440125</text:p>
      <text:p text:style-name="P247">num ics: 3, num outputs: 3</text:p>
      <text:p text:style-name="P247">add end layers</text:p>
      <text:p text:style-name="P247">layer: Conv2d(64, 16, kernel_size=(3, 3), stride=(1, 1), padding=(1, 1), bias=False)</text:p>
      <text:p text:style-name="P247">num elem: 9216, non zero: 522, ratio: 0.056640625</text:p>
      <text:p text:style-name="P247">layer: Conv2d(16, 16, kernel_size=(3, 3), stride=(1, 1), padding=(1, 1), bias=False)</text:p>
      <text:p text:style-name="P247">num elem: 2304, non zero: 209, ratio: 0.09071180555555555</text:p>
      <text:p text:style-name="P247">layer: Conv2d(64, 16, kernel_size=(1, 1), stride=(1, 1), bias=False)</text:p>
      <text:p text:style-name="P247">num elem: 1024, non zero: 196, ratio: 0.19140625</text:p>
      <text:p text:style-name="P247">layer: Conv2d(80, 16, kernel_size=(3, 3), stride=(1, 1), padding=(1, 1), bias=False)</text:p>
      <text:p text:style-name="P247">num elem: 11520, non zero: 303, ratio: 0.026302083333333334</text:p>
      <text:p text:style-name="P247">layer: Conv2d(16, 16, kernel_size=(3, 3), stride=(1, 1), padding=(1, 1), bias=False)</text:p>
      <text:p text:style-name="P247">num elem: 2304, non zero: 193, ratio: 0.0837673611111111</text:p>
      <text:p text:style-name="P247">layer: Conv2d(80, 16, kernel_size=(1, 1), stride=(1, 1), bias=False)</text:p>
      <text:p text:style-name="P247">num elem: 1280, non zero: 325, ratio: 0.25390625</text:p>
      <text:p text:style-name="P247">layer: Conv2d(96, 16, kernel_size=(3, 3), stride=(1, 1), padding=(1, 1), bias=False)</text:p>
      <text:p text:style-name="P247">num elem: 13824, non zero: 973, ratio: 0.07038483796296297</text:p>
      <text:p text:style-name="P247">layer: Conv2d(16, 16, kernel_size=(3, 3), stride=(1, 1), padding=(1, 1), bias=False)</text:p>
      <text:p text:style-name="P247">num elem: 2304, non zero: 634, ratio: 0.2751736111111111</text:p>
      <text:p text:style-name="P247">layer: Conv2d(96, 16, kernel_size=(1, 1), stride=(1, 1), bias=False)</text:p>
      <text:p text:style-name="P247"><text:soft-page-break/>num elem: 1536, non zero: 569, ratio: 0.3704427083333333</text:p>
      <text:p text:style-name="P247">layer: Linear(in_features=256, out_features=10, bias=True)</text:p>
      <text:p text:style-name="P247">num elem: 2560, non zero: 863, ratio: 0.337109375</text:p>
      <text:p text:style-name="P247">total param: 119249</text:p>
      <text:p text:style-name="P247">param_z: 53552</text:p>
      <text:p text:style-name="P247">keep ratio: 0.44907714110810154</text:p>
      <text:p text:style-name="P247">base_lrs: [0.01]</text:p>
      <text:p text:style-name="P247">af scheduler: [0.01]</text:p>
      <text:p text:style-name="P247"/>
      <text:p text:style-name="P247">Epoch: 3/10</text:p>
      <text:p text:style-name="P247">cur_lr: 0.01</text:p>
      <text:p text:style-name="P247">scheduler state dict: {'milestones': [4], 'gammas': [0.1], 'base_lrs': [0.01], 'last_epoch': 2}</text:p>
      <text:p text:style-name="P247">current coeffs: [0.113 0.213]</text:p>
      <text:p text:style-name="P247">Loss: 2.865370988845825</text:p>
      <text:p text:style-name="P247">Loss: 1.9250577688217163</text:p>
      <text:p text:style-name="P247">Loss: 2.0013341903686523</text:p>
      <text:p text:style-name="P247">Loss: 1.9181952476501465</text:p>
      <text:p text:style-name="P247">Top1 Valid accuracies: [41.42, 48.719997, 45.76]</text:p>
      <text:p text:style-name="P247">Top3 Valid accuracies: [75.619995, 81.2, 77.96]</text:p>
      <text:p text:style-name="P247">Top1 Train accuracies: [41.495556, 48.36, 45.893333]</text:p>
      <text:p text:style-name="P247">Top3 Train accuracies: [74.99778, 80.255554, 77.96223]</text:p>
      <text:p text:style-name="P247">Epoch took 15 seconds.</text:p>
      <text:p text:style-name="P247">mean loss: 1.9630590677261353</text:p>
      <text:p text:style-name="P247">Eval mode</text:p>
      <text:p text:style-name="P247">model grow</text:p>
      <text:p text:style-name="P247">base_lrs: [0.01]</text:p>
      <text:p text:style-name="P247">af scheduler: [0.01]</text:p>
      <text:p text:style-name="P247"/>
      <text:p text:style-name="P247">Epoch: 4/10</text:p>
      <text:p text:style-name="P247">cur_lr: 0.01</text:p>
      <text:p text:style-name="P247">scheduler state dict: {'milestones': [4], 'gammas': [0.1], 'base_lrs': [0.01], 'last_epoch': 3}</text:p>
      <text:p text:style-name="P247">current coeffs: [0.114 0.214 0.314]</text:p>
      <text:p text:style-name="P247">Loss: 3.1564345359802246</text:p>
      <text:p text:style-name="P247">Loss: 2.1879096031188965</text:p>
      <text:p text:style-name="P247">Loss: 1.9954434633255005</text:p>
      <text:p text:style-name="P247">Loss: 2.1575536727905273</text:p>
      <text:p text:style-name="P247">Top1 Valid accuracies: [43.78, 51.039997, 48.239998, 47.239998]</text:p>
      <text:p text:style-name="P247">Top3 Valid accuracies: [77.38, 83.72, 81.52, 79.92]</text:p>
      <text:p text:style-name="P247">Top1 Train accuracies: [43.793335, 51.302223, 48.066666, 46.97111]</text:p>
      <text:p text:style-name="P247">Top3 Train accuracies: [76.77333, 83.248886, 81.04667, 80.522224]</text:p>
      <text:p text:style-name="P247">Epoch took 18 seconds.</text:p>
      <text:p text:style-name="P247">mean loss: 2.2121822834014893</text:p>
      <text:p text:style-name="P247">best model evaluation: [43.78, 51.039997, 48.239998, 47.239998]/None</text:p>
      <text:p text:style-name="P247">Begin best_model: [43.78, 51.039997, 48.239998, 47.239998]</text:p>
      <text:p text:style-name="P247">number of parameters: 170299</text:p>
      <text:p text:style-name="P247">num ics: 3, num outputs: 4</text:p>
      <text:p text:style-name="P247">4 layer: Conv2d(112, 16, kernel_size=(3, 3), stride=(1, 1), padding=(1, 1), bias=False), grad: True</text:p>
      <text:p text:style-name="P247">7 layer: Conv2d(16, 16, kernel_size=(3, 3), stride=(1, 1), padding=(1, 1), bias=False), grad: True</text:p>
      <text:p text:style-name="P247">10 layer: Conv2d(112, 16, kernel_size=(1, 1), stride=(1, 1), bias=False), grad: True</text:p>
      <text:p text:style-name="P247">16 layer: Conv2d(128, 16, kernel_size=(3, 3), stride=(1, 1), padding=(1, 1), bias=False), grad: True</text:p>
      <text:p text:style-name="P247"><text:soft-page-break/>19 layer: Conv2d(16, 16, kernel_size=(3, 3), stride=(1, 1), padding=(1, 1), bias=False), grad: True</text:p>
      <text:p text:style-name="P247">22 layer: Conv2d(128, 16, kernel_size=(1, 1), stride=(1, 1), bias=False), grad: True</text:p>
      <text:p text:style-name="P247">28 layer: Linear(in_features=256, out_features=10, bias=True), grad: True</text:p>
      <text:p text:style-name="P247">sum: [tensor(976., device='cuda:0'), tensor(506., device='cuda:0'), tensor(550., device='cuda:0'), tensor(1052., device='cuda:0'), tensor(617., device='cuda:0'), tensor(643., device='cuda:0'), tensor(212., device='cuda:0')]</text:p>
      <text:p text:style-name="P247">2 kept params: 0.09998244792222977</text:p>
      <text:p text:style-name="P247">num ics: 3, num outputs: 4</text:p>
      <text:p text:style-name="P247">layer: Conv2d(112, 16, kernel_size=(3, 3), stride=(1, 1), padding=(1, 1), bias=False)</text:p>
      <text:p text:style-name="P247">num elem: 16128, non zero: 976, ratio: 0.060515873015873016</text:p>
      <text:p text:style-name="P247">layer: Conv2d(16, 16, kernel_size=(3, 3), stride=(1, 1), padding=(1, 1), bias=False)</text:p>
      <text:p text:style-name="P247">num elem: 2304, non zero: 506, ratio: 0.21961805555555555</text:p>
      <text:p text:style-name="P247">layer: Conv2d(112, 16, kernel_size=(1, 1), stride=(1, 1), bias=False)</text:p>
      <text:p text:style-name="P247">num elem: 1792, non zero: 550, ratio: 0.30691964285714285</text:p>
      <text:p text:style-name="P247">layer: Conv2d(128, 16, kernel_size=(3, 3), stride=(1, 1), padding=(1, 1), bias=False)</text:p>
      <text:p text:style-name="P247">num elem: 18432, non zero: 1052, ratio: 0.057074652777777776</text:p>
      <text:p text:style-name="P247">layer: Conv2d(16, 16, kernel_size=(3, 3), stride=(1, 1), padding=(1, 1), bias=False)</text:p>
      <text:p text:style-name="P247">num elem: 2304, non zero: 617, ratio: 0.2677951388888889</text:p>
      <text:p text:style-name="P247">layer: Conv2d(128, 16, kernel_size=(1, 1), stride=(1, 1), bias=False)</text:p>
      <text:p text:style-name="P247">num elem: 2048, non zero: 643, ratio: 0.31396484375</text:p>
      <text:p text:style-name="P247">layer: Linear(in_features=256, out_features=10, bias=True)</text:p>
      <text:p text:style-name="P247">num elem: 2560, non zero: 212, ratio: 0.0828125</text:p>
      <text:p text:style-name="P247">total param: 144689</text:p>
      <text:p text:style-name="P247">param_z: 81161</text:p>
      <text:p text:style-name="P247">keep ratio: 0.5609341415035006</text:p>
      <text:p text:style-name="P247">base_lrs: [0.01]</text:p>
      <text:p text:style-name="P247">af scheduler: [0.001]</text:p>
      <text:p text:style-name="P247"/>
      <text:p text:style-name="P247">Epoch: 5/10</text:p>
      <text:p text:style-name="P247">cur_lr: 0.01</text:p>
      <text:p text:style-name="P247">scheduler state dict: {'milestones': [4], 'gammas': [0.1], 'base_lrs': [0.01], 'last_epoch': 4}</text:p>
      <text:p text:style-name="P247">current coeffs: [0.14 <text:s/>0.265 0.39 ]</text:p>
      <text:p text:style-name="P247">Loss: 2.7261288166046143</text:p>
      <text:p text:style-name="P247">Loss: 1.9412953853607178</text:p>
      <text:p text:style-name="P247">Loss: 2.0315890312194824</text:p>
      <text:p text:style-name="P247">Loss: 2.0850534439086914</text:p>
      <text:p text:style-name="P247">Top1 Valid accuracies: [43.899998, 52.44, 50.98, 59.5]</text:p>
      <text:p text:style-name="P247">Top3 Valid accuracies: [77.619995, 84.02, 82.96, 87.619995]</text:p>
      <text:p text:style-name="P247">Top1 Train accuracies: [44.38, 52.071114, 51.162224, 59.313335]</text:p>
      <text:p text:style-name="P247">Top3 Train accuracies: [77.473335, 83.204445, 82.51556, 87.13778]</text:p>
      <text:p text:style-name="P247">Epoch took 18 seconds.</text:p>
      <text:p text:style-name="P247">mean loss: 2.24320125579834</text:p>
      <text:p text:style-name="P247">best model evaluation: [43.899998, 52.44, 50.98, 59.5]/[43.78, 51.039997, 48.239998, 47.239998]</text:p>
      <text:p text:style-name="P247">comparison best, current: 119.88499450683594/134.92999839782715</text:p>
      <text:p text:style-name="P247">New best model: [43.899998, 52.44, 50.98, 59.5]</text:p>
      <text:p text:style-name="P247">base_lrs: [0.01]</text:p>
      <text:p text:style-name="P247">af scheduler: [0.001]</text:p>
      <text:p text:style-name="P247"/>
      <text:p text:style-name="P247">Epoch: 6/10</text:p>
      <text:p text:style-name="P247">cur_lr: 0.01</text:p>
      <text:p text:style-name="P247"><text:soft-page-break/>scheduler state dict: {'milestones': [4], 'gammas': [0.1], 'base_lrs': [0.01], 'last_epoch': 5}</text:p>
      <text:p text:style-name="P247">current coeffs: [0.166 0.316 0.466]</text:p>
      <text:p text:style-name="P247">Loss: 2.5429916381835938</text:p>
      <text:p text:style-name="P247">Loss: 2.1598057746887207</text:p>
      <text:p text:style-name="P247">Loss: 2.2274770736694336</text:p>
      <text:p text:style-name="P247">Loss: 2.250220775604248</text:p>
      <text:p text:style-name="P247">Top1 Valid accuracies: [43.62, 51.62, 54.48, 59.78]</text:p>
      <text:p text:style-name="P247">Top3 Valid accuracies: [78.1, 83.1, 85.06, 88.299995]</text:p>
      <text:p text:style-name="P247">Top1 Train accuracies: [44.615555, 52.284447, 53.68667, 61.04]</text:p>
      <text:p text:style-name="P247">Top3 Train accuracies: [77.64, 82.96889, 84.13556, 87.69334]</text:p>
      <text:p text:style-name="P247">Epoch took 19 seconds.</text:p>
      <text:p text:style-name="P247">mean loss: 2.32185697555542</text:p>
      <text:p text:style-name="P247">best model evaluation: [43.62, 51.62, 54.48, 59.78]/[43.899998, 52.44, 50.98, 59.5]</text:p>
      <text:p text:style-name="P247">comparison best, current: 134.92999839782715/137.3549976348877</text:p>
      <text:p text:style-name="P247">New best model: [43.62, 51.62, 54.48, 59.78]</text:p>
      <text:p text:style-name="P247">number of parameters: 170299</text:p>
      <text:p text:style-name="P247">num ics: 3, num outputs: 4</text:p>
      <text:p text:style-name="P247">4 layer: Conv2d(144, 16, kernel_size=(3, 3), stride=(1, 1), padding=(1, 1), bias=False), grad: True</text:p>
      <text:p text:style-name="P247">7 layer: Conv2d(16, 16, kernel_size=(3, 3), stride=(1, 1), padding=(1, 1), bias=False), grad: True</text:p>
      <text:p text:style-name="P247">10 layer: Conv2d(144, 16, kernel_size=(1, 1), stride=(1, 1), bias=False), grad: True</text:p>
      <text:p text:style-name="P247">sum: [tensor(1255., device='cuda:0'), tensor(665., device='cuda:0'), tensor(614., device='cuda:0')]</text:p>
      <text:p text:style-name="P247">3 kept params: 0.09998421370983124</text:p>
      <text:p text:style-name="P247">num ics: 3, num outputs: 4</text:p>
      <text:p text:style-name="P247">layer: Conv2d(144, 16, kernel_size=(3, 3), stride=(1, 1), padding=(1, 1), bias=False)</text:p>
      <text:p text:style-name="P247">num elem: 20736, non zero: 1255, ratio: 0.060522762345679014</text:p>
      <text:p text:style-name="P247">layer: Conv2d(16, 16, kernel_size=(3, 3), stride=(1, 1), padding=(1, 1), bias=False)</text:p>
      <text:p text:style-name="P247">num elem: 2304, non zero: 665, ratio: 0.2886284722222222</text:p>
      <text:p text:style-name="P247">layer: Conv2d(144, 16, kernel_size=(1, 1), stride=(1, 1), bias=False)</text:p>
      <text:p text:style-name="P247">num elem: 2304, non zero: 614, ratio: 0.2664930555555556</text:p>
      <text:p text:style-name="P247">total param: 170299</text:p>
      <text:p text:style-name="P247">param_z: 124973</text:p>
      <text:p text:style-name="P247">keep ratio: 0.7338445909840927</text:p>
      <text:p text:style-name="P247">base_lrs: [0.01]</text:p>
      <text:p text:style-name="P247">af scheduler: [0.001]</text:p>
      <text:p text:style-name="P247"/>
      <text:p text:style-name="P247">Epoch: 7/10</text:p>
      <text:p text:style-name="P247">cur_lr: 0.01</text:p>
      <text:p text:style-name="P247">scheduler state dict: {'milestones': [4], 'gammas': [0.1], 'base_lrs': [0.01], 'last_epoch': 6}</text:p>
      <text:p text:style-name="P247">current coeffs: [0.192 0.367 0.542]</text:p>
      <text:p text:style-name="P247">Loss: 2.7651753425598145</text:p>
      <text:p text:style-name="P247">Loss: 2.4775431156158447</text:p>
      <text:p text:style-name="P247">Loss: 2.775341510772705</text:p>
      <text:p text:style-name="P247">Loss: 2.2990176677703857</text:p>
      <text:p text:style-name="P247">Top1 Valid accuracies: [45.26, 55.78, 54.46, 63.019997]</text:p>
      <text:p text:style-name="P247">Top3 Valid accuracies: [77.68, 84.939995, 84.06, 88.579994]</text:p>
      <text:p text:style-name="P247">Top1 Train accuracies: [44.244446, 56.077778, 54.051113, 62.831112]</text:p>
      <text:p text:style-name="P247">Top3 Train accuracies: [77.526665, 85.10445, 84.60223, 88.67778]</text:p>
      <text:p text:style-name="P247">Epoch took 19 seconds.</text:p>
      <text:p text:style-name="P247">mean loss: 2.456719398498535</text:p>
      <text:p text:style-name="P247">best model evaluation: [45.26, 55.78, 54.46, 63.019997]/[43.62, 51.62, 54.48, 59.78]</text:p>
      <text:p text:style-name="P247"><text:soft-page-break/>comparison best, current: 137.3549976348877/143.06999492645264</text:p>
      <text:p text:style-name="P247">New best model: [45.26, 55.78, 54.46, 63.019997]</text:p>
      <text:p text:style-name="P247">base_lrs: [0.01]</text:p>
      <text:p text:style-name="P247">af scheduler: [0.001]</text:p>
      <text:p text:style-name="P247"/>
      <text:p text:style-name="P247">Epoch: 8/10</text:p>
      <text:p text:style-name="P247">cur_lr: 0.01</text:p>
      <text:p text:style-name="P247">scheduler state dict: {'milestones': [4], 'gammas': [0.1], 'base_lrs': [0.01], 'last_epoch': 7}</text:p>
      <text:p text:style-name="P247">current coeffs: [0.218 0.418 0.618]</text:p>
      <text:p text:style-name="P247">Loss: 2.658525228500366</text:p>
      <text:p text:style-name="P247">Loss: 2.6701409816741943</text:p>
      <text:p text:style-name="P247">Loss: 2.7485549449920654</text:p>
      <text:p text:style-name="P247">Loss: 2.430941581726074</text:p>
      <text:p text:style-name="P247">Top1 Valid accuracies: [45.14, 57.18, 55.34, 63.28]</text:p>
      <text:p text:style-name="P247">Top3 Valid accuracies: [78.14, 86.74, 85.6, 89.2]</text:p>
      <text:p text:style-name="P247">Top1 Train accuracies: [44.56222, 57.582222, 55.717777, 63.484444]</text:p>
      <text:p text:style-name="P247">Top3 Train accuracies: [77.70889, 86.86667, 85.6, 89.522224]</text:p>
      <text:p text:style-name="P247">Epoch took 19 seconds.</text:p>
      <text:p text:style-name="P247">mean loss: 2.596426010131836</text:p>
      <text:p text:style-name="P247">best model evaluation: [45.14, 57.18, 55.34, 63.28]/[45.26, 55.78, 54.46, 63.019997]</text:p>
      <text:p text:style-name="P247">comparison best, current: 143.06999492645264/144.6599988937378</text:p>
      <text:p text:style-name="P247">New best model: [45.14, 57.18, 55.34, 63.28]</text:p>
      <text:p text:style-name="P247">base_lrs: [0.01]</text:p>
      <text:p text:style-name="P247">af scheduler: [0.001]</text:p>
      <text:p text:style-name="P247"/>
      <text:p text:style-name="P247">Epoch: 9/10</text:p>
      <text:p text:style-name="P247">cur_lr: 0.01</text:p>
      <text:p text:style-name="P247">scheduler state dict: {'milestones': [4], 'gammas': [0.1], 'base_lrs': [0.01], 'last_epoch': 8}</text:p>
      <text:p text:style-name="P247">current coeffs: [0.244 0.469 0.694]</text:p>
      <text:p text:style-name="P247">Loss: 2.9073314666748047</text:p>
      <text:p text:style-name="P247">Loss: 2.7642738819122314</text:p>
      <text:p text:style-name="P247">Loss: 2.9354281425476074</text:p>
      <text:p text:style-name="P247">Loss: 2.2454752922058105</text:p>
      <text:p text:style-name="P247">Top1 Valid accuracies: [45.219997, 58.16, 54.26, 62.92]</text:p>
      <text:p text:style-name="P247">Top3 Valid accuracies: [78.799995, 87.34, 85.18, 89.52]</text:p>
      <text:p text:style-name="P247">Top1 Train accuracies: [45.022224, 57.877777, 54.702225, 63.72889]</text:p>
      <text:p text:style-name="P247">Top3 Train accuracies: [78.16889, 86.831116, 85.295555, 89.63556]</text:p>
      <text:p text:style-name="P247">Epoch took 19 seconds.</text:p>
      <text:p text:style-name="P247">mean loss: 2.734410047531128</text:p>
      <text:p text:style-name="P247">best model evaluation: [45.219997, 58.16, 54.26, 62.92]/[45.14, 57.18, 55.34, 63.28]</text:p>
      <text:p text:style-name="P247">comparison best, current: 144.6599988937378/143.99999618530273</text:p>
      <text:p text:style-name="P247">base_lrs: [0.01]</text:p>
      <text:p text:style-name="P247">af scheduler: [0.001]</text:p>
      <text:p text:style-name="P247"/>
      <text:p text:style-name="P247">Epoch: 10/10</text:p>
      <text:p text:style-name="P247">cur_lr: 0.01</text:p>
      <text:p text:style-name="P247">scheduler state dict: {'milestones': [4], 'gammas': [0.1], 'base_lrs': [0.01], 'last_epoch': 9}</text:p>
      <text:p text:style-name="P247">current coeffs: [0.26 0.51 0.76]</text:p>
      <text:p text:style-name="P247">Loss: 2.88407039642334</text:p>
      <text:p text:style-name="P247">Loss: 2.9781494140625</text:p>
      <text:p text:style-name="P247"><text:soft-page-break/>Loss: 2.5624217987060547</text:p>
      <text:p text:style-name="P247">Loss: 2.934593677520752</text:p>
      <text:p text:style-name="P247">Top1 Valid accuracies: [45.44, 57.059998, 56.78, 63.739998]</text:p>
      <text:p text:style-name="P247">Top3 Valid accuracies: [78.92, 86.18, 86.22, 89.759995]</text:p>
      <text:p text:style-name="P247">Top1 Train accuracies: [45.357777, 56.52667, 56.13778, 63.600002]</text:p>
      <text:p text:style-name="P247">Top3 Train accuracies: [78.28223, 85.791115, 85.651115, 89.56]</text:p>
      <text:p text:style-name="P247">Epoch took 19 seconds.</text:p>
      <text:p text:style-name="P247">mean loss: 2.8508567810058594</text:p>
      <text:p text:style-name="P247">best model evaluation: [45.44, 57.059998, 56.78, 63.739998]/[45.14, 57.18, 55.34, 63.28]</text:p>
      <text:p text:style-name="P247">comparison best, current: 144.6599988937378/146.2149953842163</text:p>
      <text:p text:style-name="P247">New best model: [45.44, 57.059998, 56.78, 63.739998]</text:p>
      <text:p text:style-name="P247">best epoch: 10</text:p>
      <text:p text:style-name="P247">comparison best and latest: [47.76, 59.199997, 58.3, 65.84]/[47.76, 59.199997, 58.3, 65.84]</text:p>
      <text:p text:style-name="P247">num ics: 3, num outputs: 4</text:p>
      <text:p text:style-name="P247">bloc: 0</text:p>
      <text:p text:style-name="P247">layer: Conv2d(3, 16, kernel_size=(3, 3), stride=(1, 1), padding=(1, 1), bias=False)</text:p>
      <text:p text:style-name="P247">num elem: 432, non zero: 169, ratio: 0.3912037037037037</text:p>
      <text:p text:style-name="P247">layer: Conv2d(16, 16, kernel_size=(3, 3), stride=(1, 1), padding=(1, 1), bias=False)</text:p>
      <text:p text:style-name="P247">num elem: 2304, non zero: 188, ratio: 0.08159722222222222</text:p>
      <text:p text:style-name="P247">layer: Conv2d(16, 16, kernel_size=(3, 3), stride=(1, 1), padding=(1, 1), bias=False)</text:p>
      <text:p text:style-name="P247">num elem: 2304, non zero: 143, ratio: 0.062065972222222224</text:p>
      <text:p text:style-name="P247">layer: Conv2d(32, 16, kernel_size=(3, 3), stride=(1, 1), padding=(1, 1), bias=False)</text:p>
      <text:p text:style-name="P247">num elem: 4608, non zero: 147, ratio: 0.031901041666666664</text:p>
      <text:p text:style-name="P247">layer: Conv2d(16, 16, kernel_size=(3, 3), stride=(1, 1), padding=(1, 1), bias=False)</text:p>
      <text:p text:style-name="P247">num elem: 2304, non zero: 89, ratio: 0.038628472222222224</text:p>
      <text:p text:style-name="P247">layer: Conv2d(32, 16, kernel_size=(1, 1), stride=(1, 1), bias=False)</text:p>
      <text:p text:style-name="P247">num elem: 512, non zero: 82, ratio: 0.16015625</text:p>
      <text:p text:style-name="P247">layer: Conv2d(48, 16, kernel_size=(3, 3), stride=(1, 1), padding=(1, 1), bias=False)</text:p>
      <text:p text:style-name="P247">num elem: 6912, non zero: 263, ratio: 0.03804976851851852</text:p>
      <text:p text:style-name="P247">layer: Conv2d(16, 16, kernel_size=(3, 3), stride=(1, 1), padding=(1, 1), bias=False)</text:p>
      <text:p text:style-name="P247">num elem: 2304, non zero: 179, ratio: 0.07769097222222222</text:p>
      <text:p text:style-name="P247">layer: Conv2d(48, 16, kernel_size=(1, 1), stride=(1, 1), bias=False)</text:p>
      <text:p text:style-name="P247">num elem: 768, non zero: 195, ratio: 0.25390625</text:p>
      <text:p text:style-name="P247">layer: Linear(in_features=256, out_features=10, bias=True)</text:p>
      <text:p text:style-name="P247">num elem: 2560, non zero: 1045, ratio: 0.408203125</text:p>
      <text:p text:style-name="P247">bloc: 1</text:p>
      <text:p text:style-name="P247">layer: Conv2d(64, 16, kernel_size=(3, 3), stride=(1, 1), padding=(1, 1), bias=False)</text:p>
      <text:p text:style-name="P247">num elem: 9216, non zero: 9216, ratio: 1.0</text:p>
      <text:p text:style-name="P247">layer: Conv2d(16, 16, kernel_size=(3, 3), stride=(1, 1), padding=(1, 1), bias=False)</text:p>
      <text:p text:style-name="P247">num elem: 2304, non zero: 2304, ratio: 1.0</text:p>
      <text:p text:style-name="P247">layer: Conv2d(64, 16, kernel_size=(1, 1), stride=(1, 1), bias=False)</text:p>
      <text:p text:style-name="P247">num elem: 1024, non zero: 1024, ratio: 1.0</text:p>
      <text:p text:style-name="P247">layer: Conv2d(80, 16, kernel_size=(3, 3), stride=(1, 1), padding=(1, 1), bias=False)</text:p>
      <text:p text:style-name="P247">num elem: 11520, non zero: 11520, ratio: 1.0</text:p>
      <text:p text:style-name="P247">layer: Conv2d(16, 16, kernel_size=(3, 3), stride=(1, 1), padding=(1, 1), bias=False)</text:p>
      <text:p text:style-name="P247">num elem: 2304, non zero: 2304, ratio: 1.0</text:p>
      <text:p text:style-name="P247">layer: Conv2d(80, 16, kernel_size=(1, 1), stride=(1, 1), bias=False)</text:p>
      <text:p text:style-name="P247">num elem: 1280, non zero: 1280, ratio: 1.0</text:p>
      <text:p text:style-name="P247">layer: Conv2d(96, 16, kernel_size=(3, 3), stride=(1, 1), padding=(1, 1), bias=False)</text:p>
      <text:p text:style-name="P247">num elem: 13824, non zero: 13824, ratio: 1.0</text:p>
      <text:p text:style-name="P247"><text:soft-page-break/>layer: Conv2d(16, 16, kernel_size=(3, 3), stride=(1, 1), padding=(1, 1), bias=False)</text:p>
      <text:p text:style-name="P247">num elem: 2304, non zero: 2304, ratio: 1.0</text:p>
      <text:p text:style-name="P247">layer: Conv2d(96, 16, kernel_size=(1, 1), stride=(1, 1), bias=False)</text:p>
      <text:p text:style-name="P247">num elem: 1536, non zero: 1536, ratio: 1.0</text:p>
      <text:p text:style-name="P247">layer: Linear(in_features=256, out_features=10, bias=True)</text:p>
      <text:p text:style-name="P247">num elem: 2560, non zero: 2560, ratio: 1.0</text:p>
      <text:p text:style-name="P247">bloc: 2</text:p>
      <text:p text:style-name="P247">layer: Conv2d(112, 16, kernel_size=(3, 3), stride=(1, 1), padding=(1, 1), bias=False)</text:p>
      <text:p text:style-name="P247">num elem: 16128, non zero: 16128, ratio: 1.0</text:p>
      <text:p text:style-name="P247">layer: Conv2d(16, 16, kernel_size=(3, 3), stride=(1, 1), padding=(1, 1), bias=False)</text:p>
      <text:p text:style-name="P247">num elem: 2304, non zero: 2304, ratio: 1.0</text:p>
      <text:p text:style-name="P247">layer: Conv2d(112, 16, kernel_size=(1, 1), stride=(1, 1), bias=False)</text:p>
      <text:p text:style-name="P247">num elem: 1792, non zero: 1792, ratio: 1.0</text:p>
      <text:p text:style-name="P247">layer: Conv2d(128, 16, kernel_size=(3, 3), stride=(1, 1), padding=(1, 1), bias=False)</text:p>
      <text:p text:style-name="P247">num elem: 18432, non zero: 18432, ratio: 1.0</text:p>
      <text:p text:style-name="P247">layer: Conv2d(16, 16, kernel_size=(3, 3), stride=(1, 1), padding=(1, 1), bias=False)</text:p>
      <text:p text:style-name="P247">num elem: 2304, non zero: 2304, ratio: 1.0</text:p>
      <text:p text:style-name="P247">layer: Conv2d(128, 16, kernel_size=(1, 1), stride=(1, 1), bias=False)</text:p>
      <text:p text:style-name="P247">num elem: 2048, non zero: 2048, ratio: 1.0</text:p>
      <text:p text:style-name="P247">layer: Linear(in_features=256, out_features=10, bias=True)</text:p>
      <text:p text:style-name="P247">num elem: 2560, non zero: 2560, ratio: 1.0</text:p>
      <text:p text:style-name="P247">bloc: 3</text:p>
      <text:p text:style-name="P247">layer: Conv2d(144, 16, kernel_size=(3, 3), stride=(1, 1), padding=(1, 1), bias=False)</text:p>
      <text:p text:style-name="P247">num elem: 20736, non zero: 20736, ratio: 1.0</text:p>
      <text:p text:style-name="P247">layer: Conv2d(16, 16, kernel_size=(3, 3), stride=(1, 1), padding=(1, 1), bias=False)</text:p>
      <text:p text:style-name="P247">num elem: 2304, non zero: 2304, ratio: 1.0</text:p>
      <text:p text:style-name="P247">layer: Conv2d(144, 16, kernel_size=(1, 1), stride=(1, 1), bias=False)</text:p>
      <text:p text:style-name="P247">num elem: 2304, non zero: 2304, ratio: 1.0</text:p>
      <text:p text:style-name="P247">total sum: 170299</text:p>
      <text:p text:style-name="P247">zero param: 147783</text:p>
      <text:p text:style-name="P247">ratio: 0.867785483179584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8.2681in" fo:page-height="11.6929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6-30T13:41:25.173343833</dc:date>
    <meta:editing-duration>P1DT18H47M14S</meta:editing-duration>
    <meta:editing-cycles>81</meta:editing-cycles>
    <meta:generator>LibreOffice/6.3.6.2$Linux_X86_64 LibreOffice_project/30$Build-2</meta:generator>
    <meta:document-statistic meta:table-count="0" meta:image-count="4" meta:object-count="3" meta:page-count="42" meta:paragraph-count="1433" meta:word-count="9419" meta:character-count="64318" meta:non-whitespace-character-count="5532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